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f6e4" officeooo:paragraph-rsid="0005f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10 gag</text:p>
      <text:h text:style-name="Heading_20_1" text:outline-level="1">Backend</text:h>
      <text:p text:style-name="P1">Login,Register =&gt; Előadás alapján</text:p>
      <text:p text:style-name="P1">/images → get,put,delete</text:p>
      <text:p text:style-name="P1">ImageType =&gt; Funny,Politics,Et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1-05-07T17:30:34.501000000</dc:date>
    <meta:editing-duration>PT2M18S</meta:editing-duration>
    <meta:editing-cycles>5</meta:editing-cycles>
    <meta:document-statistic meta:table-count="0" meta:image-count="0" meta:object-count="0" meta:page-count="1" meta:paragraph-count="5" meta:word-count="13" meta:character-count="101" meta:non-whitespace-character-count="93"/>
  </office:meta>
</office:document-meta>
</file>